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58 - mens. 10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71 - mens. 11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84 - mens. 12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97 - mens. 0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210 - mens. 0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2]-[.F1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24 - mens. 03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3]-[.F1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4]-[.F1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38 - mens. 04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5]-[.F1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6]-[.F1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52 - mens. 05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7]-[.F1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8]-[.F1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66 - mens. 06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9]-[.F1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0]-[.F2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1]-[.F2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22]-[.F2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94 - mens. 08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23]-[.F2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24]-[.F2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308 - mens. 09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25]-[.F2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25])" office:value-type="float" office:value="0" calcext:value-type="float">
            <text:p>-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36:23.804413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36:23.806219900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5-11-03">00/00/0000</text:date></text:span><text:span text:style-name="MT5"><text:s/>- </text:span><text:span text:style-name="MT5"><text:time style:data-style-name="N2" text:time-value="15:36:23.815849200">00:00:00</text:time></text:span><text:span text:style-name="MT5"><text:time style:data-style-name="N2" text:time-value="15:36:23.815892400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6:32Z</meta:creation-date>
    <dc:date>2025-11-03T15:36:47.398515700</dc:date>
    <meta:editing-cycles>704</meta:editing-cycles>
    <meta:editing-duration>PT1H10M48S</meta:editing-duration>
    <meta:print-date>2022-07-04T10:09:13.162219555</meta:print-date>
    <meta:document-statistic meta:table-count="1" meta:cell-count="178" meta:object-count="0"/>
    <meta:user-defined meta:name="Info 0"/>
    <meta:user-defined meta:name="Info 1"/>
    <meta:user-defined meta:name="Info 2"/>
    <meta:user-defined meta:name="Info 3"/>
  </office:meta>
</office:document-meta>
</file>